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2000002D4E3D3F1213558B744.png" manifest:media-type="image/png"/>
  <manifest:file-entry manifest:full-path="Pictures/10000001000004ED000002A90E3654F627E25A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1.306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enbanken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8cm" svg:height="1.306cm" svg:x="0cm" svg:y="0.094cm" presentation:class="title" presentation:user-transformed="true">
          <draw:text-box>
            <text:p><text:span text:style-name="T1">Welche Probleme siehst du?</text:span></text:p>
          </draw:text-box>
        </draw:frame>
        <draw:frame draw:style-name="gr1" draw:text-style-name="P2" draw:layer="layout" svg:width="26.581cm" svg:height="15.2cm" svg:x="0.7cm" svg:y="2.8cm">
          <draw:image xlink:href="Pictures/10000001000004F2000002D4E3D3F1213558B7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8cm" svg:height="1.306cm" svg:x="0cm" svg:y="0.094cm" presentation:class="title" presentation:user-transformed="true">
          <draw:text-box>
            <text:p><text:span text:style-name="T1">Primär- bzw. Fremschlüssel ?</text:span></text:p>
          </draw:text-box>
        </draw:frame>
        <draw:frame draw:style-name="gr3" draw:text-style-name="P4" draw:layer="layout" svg:width="27.164cm" svg:height="14.669cm" svg:x="0.436cm" svg:y="3.186cm">
          <draw:image xlink:href="Pictures/10000001000004ED000002A90E3654F627E25A0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3-11-16T10:41:34.366000000</dc:date>
    <meta:editing-duration>PT16H17M57S</meta:editing-duration>
    <meta:editing-cycles>35</meta:editing-cycles>
    <meta:generator>LibreOffice/7.3.3.2$Windows_X86_64 LibreOffice_project/d1d0ea68f081ee2800a922cac8f79445e4603348</meta:generator>
    <meta:document-statistic meta:object-count="28"/>
  </office:meta>
</office:document-meta>
</file>